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2">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Project: </text:span><text:span text:style-name="T1">Walking Tour Creator</text:span><text:span text:style-name="T2"> - </text:span>Group Project 07 </text:p>
      <text:p text:style-name="Standard"><text:span text:style-name="T2">Meeting: </text:span>Weekly Project Meeting </text:p>
      <text:p text:style-name="Standard"><text:span text:style-name="T2">Persons present:</text:span> Everyone</text:p>
      <text:p text:style-name="Standard"><text:span text:style-name="T2">Place and date of meeting: </text:span><text:span text:style-name="T1">C55</text:span> 10:00, 29th October. </text:p>
      <text:p text:style-name="Standard"><text:span text:style-name="T2">Circulation list:</text:span> All project members and Neil Taylor (nst@aber.ac.uk)</text:p>
      <text:p text:style-name="Standard"><text:span text:style-name="T2">Author: </text:span>Ryan Gouldsmith (ryg1@aber.ac.uk) </text:p>
      <text:p text:style-name="Standard"><text:span text:style-name="T2">Date of minutes: <text:s/></text:span><text:span text:style-name="T1">29th October</text:span></text:p>
      <text:p text:style-name="Standard"><text:span text:style-name="T2">Version: </text:span><text:span text:style-name="T1">1.0. Orginal<text:line-break/><text:tab/> <text:s text:c="3"/>1.1 Edited so it matches all other minute documents</text:span></text:p>
      <text:p text:style-name="Standard"/>
      <text:p text:style-name="Standard"><text:span text:style-name="T2">Matters Arising:</text:span> </text:p>
      <text:list xml:id="list1272052985" text:style-name="L1">
        <text:list-header>
          <text:p text:style-name="P3">1. Finalise the UML, ready for reviewing on Friday. Discussing the project plan and Gantt chart and the design specification.</text:p>
        </text:list-header>
      </text:list>
      <text:p text:style-name="Standard"/>
      <text:p text:style-name="P2">New Business:</text:p>
      <text:list xml:id="list97906927" text:style-name="L2">
        <text:list-item>
          <text:p text:style-name="P4">Dave said there was a 50/50 split on his UI design when he asked his audience. We discussed the use of pictures on the Android program instead of words, there was a general agreement that it was better. Out of Dave's survey on the UI: everyone wanted the swipe to the side, but he found there was an undecided decision of how far they swiped across. We agreed that there was ¾ of the screen taking up. His survey didn't think swipe upwards was a good idea, because it was too complex. <text:line-break/><text:line-break/>Everyone is happy with the UI designs though. There was an issue if there wanted to be more than one photo on one place, this was resolved with smaller thumbnails of the images which you could click and store.<text:line-break/></text:p>
        </text:list-item>
        <text:list-item>
          <text:p text:style-name="P4">Harry and Martin need to look into the latest version of Android, he wants to do some research on which can use the maps – because some parts are accessible via other versions.</text:p>
          <text:p text:style-name="P4"><text:span text:style-name="T2">ACTION: hfb1, mvz</text:span><text:line-break/></text:p>
        </text:list-item>
        <text:list-item>
          <text:p text:style-name="P4">Maceij removed the database from the use-case. He used two actors one for the admin one for the users. If they click review they will go online – this creates a point of connection from the Android application to the database. He added comments to show what was going on in the diagram. Neil asked how many of the use-case matched the specification – he said that he will ask Dave about the questions. There is some parts which still need to be completed<text:line-break/><text:span text:style-name="T2">ACTION: mwd5</text:span><text:line-break/></text:p>
        </text:list-item>
        <text:list-item>
          <text:p text:style-name="P4">Dave and Martin didn't go to the Android workshop, because some of miscommunication, therefore they didn't attend the meeting. Dave had feedback about the hours on the Gantt chart: the chart was correct – the day time scheduling was right, just the hour schedule was incorrect. The days are set number of days from beginning to end, on a time scale of 9-5.<text:line-break/><text:line-break/>Dave needs to show the actual time spent, not elapsed time. He arrived at the task breakdown, from the list of tasks in the last meetings – aswell as using previous experience. He said he will refactor it today. Compare the Gantt chart from last week with Harry's information and based on feedback given by the web programmers. </text:p>
          <text:p text:style-name="P4"><text:span text:style-name="T2">ACTION: mda</text:span><text:tab/></text:p>
          <text:p text:style-name="P4"><text:soft-page-break/></text:p>
        </text:list-item>
        <text:list-item>
          <text:p text:style-name="P4">Two of the members (Harry and Ryan) gave written feedback of what they have done this week to Dave. Dave hasn't given a report for himself. Dave was to gather the information and then write a full report to Maceij. Dave would like everyones timesheets by 12:00pm. David to communicate the format of the weekly lists so he can hand it before 4:00pm to Maceij. Maceij will then bring it to the meeting. </text:p>
          <text:p text:style-name="P4"><text:span text:style-name="T2">ACTION</text:span>: <text:span text:style-name="T2">mda, mwd5</text:span><text:line-break/></text:p>
        </text:list-item>
        <text:list-item>
          <text:p text:style-name="P4">Dave wants to revise the Gantt chart. The risk assessment was needed to be revised with new issues, such as hardware knowledge. <text:s/>The use-case needs to be added. Need to add the caching function to the Openspace API section, because there are risks associated. Explain why we're using Openspace.<text:line-break/><text:span text:style-name="T2">ACTION:</text:span> <text:span text:style-name="T2">mda</text:span><text:line-break/></text:p>
        </text:list-item>
        <text:list-item>
          <text:p text:style-name="P4">Neil told us that we all need to keep a diary of what we have done and when we have done it. This is for everyone on the team, including Dave.<text:line-break/><text:span text:style-name="T2">ACTION: Everyone</text:span><text:line-break/></text:p>
        </text:list-item>
        <text:list-item>
          <text:p text:style-name="P4">Neil said he needed to sort out the blogging issue as soon as possible, and he will get back to us. <text:line-break/><text:span text:style-name="T2">ACTION:</text:span> <text:span text:style-name="T2">nst</text:span><text:line-break/></text:p>
        </text:list-item>
        <text:list-item>
          <text:p text:style-name="P4">Everyone needs to think about what they need to do in the next week, even if it's emailing Dave designs or thoughts.<text:line-break/><text:line-break/>There's a meeting this week at 10:00am, in the Orchard and not at 17:00. <text:s/>Everyone needs to send out when we're free.</text:p>
          <text:p text:style-name="P5">ACTION: everyone</text:p>
        </text:list-item>
      </text:list>
      <text:p text:style-name="Standard"><text:span text:style-name="T2">Any Other Business:</text:span><text:line-break/> <text:s/></text:p>
      <text:p text:style-name="P1"><text:span text:style-name="T2">Authors Email Address:</text:span> <text:a xlink:type="simple" xlink:href="mailto:ryg1@aber.ac.uk">ryg1@aber.ac.uk</text:a></text:p>
      <text:p text:style-name="P1"/>
      <text:p text:style-name="P1"><text:span text:style-name="T2">Dates: </text:span>Version 1.0: 29th October. 1.1: 3rd Nov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0_29_minutes.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1-03T13:07:58</dc:date>
    <meta:editing-duration>PT6H36M56S</meta:editing-duration>
    <meta:editing-cycles>207</meta:editing-cycles>
    <meta:generator>LibreOffice/3.5$Linux_X86_64 LibreOffice_project/350m1$Build-2</meta:generator>
    <meta:document-statistic meta:table-count="0" meta:image-count="0" meta:object-count="0" meta:page-count="2" meta:paragraph-count="28" meta:word-count="708" meta:character-count="3992" meta:non-whitespace-character-count="3289"/>
  </office:meta>
</office:document-meta>
</file>